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7.093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6.699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749cm" fo:min-width="2.499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2.609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3.00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8.66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1.033cm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749cm" fo:min-width="8.39cm" fo:wrap-option="wrap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8.272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9.083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8.272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9.083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8.272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9.083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8.272cm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9.083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1cm" fo:margin-right="0cm" fo:margin-top="0.1cm" fo:margin-bottom="0cm" fo:text-indent="0cm"/>
    </style:style>
    <style:style style:name="P4" style:family="paragraph">
      <loext:graphic-properties draw:fill="none" draw:fill-color="#ffffff"/>
      <style:text-properties fo:font-size="10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center" style:writing-mode="lr-tb"/>
      <style:text-properties fo:font-size="10pt" style:font-size-asian="10pt" style:font-size-complex="10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style:paragraph-properties fo:text-align="start"/>
      <style:text-properties fo:font-size="10pt" style:font-size-asian="10pt" style:font-size-complex="10pt"/>
    </style:style>
    <style:style style:name="P9" style:family="paragraph">
      <style:paragraph-properties fo:margin-left="0cm" fo:margin-right="0cm" fo:margin-top="0cm" fo:margin-bottom="0cm" fo:line-height="100%" fo:text-align="start" fo:text-indent="0cm"/>
      <style:text-properties fo:font-size="10pt" style:font-size-asian="10pt" style:font-size-complex="10pt"/>
    </style:style>
    <style:style style:name="P10" style:family="paragraph">
      <style:paragraph-properties fo:text-align="start" style:writing-mode="lr-tb"/>
      <style:text-properties fo:font-size="10pt" style:font-size-asian="10pt" style:font-size-complex="10pt"/>
    </style:style>
    <style:style style:name="P11" style:family="paragraph">
      <style:paragraph-properties fo:margin-left="0cm" fo:margin-right="0cm" fo:margin-top="0.02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paragraph-properties fo:margin-left="0cm" fo:margin-right="0cm" fo:margin-top="0.02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line-height="100%" fo:text-align="start" fo:text-indent="0cm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4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.42cm" fo:margin-bottom="0.35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fo:font-size="10pt" fo:font-style="normal" fo:text-shadow="none" style:text-underline-style="none" style:letter-kerning="true" style:font-size-asian="10pt" style:font-style-asian="normal" style:font-size-complex="10pt" style:font-style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Noto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.02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Noto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.42cm" fo:margin-bottom="0.35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fo:font-size="10pt" fo:font-style="normal" fo:text-shadow="none" style:text-underline-style="none" fo:font-weight="bold" style:letter-kerning="true" style:font-size-asian="10pt" style:font-style-asian="normal" style:font-weight-asian="bold" style:font-size-complex="10pt" style:font-style-complex="normal" style:font-weight-complex="bold" style:text-emphasize="none" style:font-relief="none" style:text-overline-style="none" style:text-overline-color="font-color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Noto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.12cm" fo:margin-bottom="0.05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0pt" fo:font-weight="bold" style:font-weight-asian="bold" style:font-weight-complex="bold"/>
    </style:style>
    <style:style style:name="T5" style:family="text">
      <style:text-properties fo:font-size="1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Noto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SQL Refresher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SQL Refresher</text:p>
          </draw:text-box>
        </draw:frame>
        <draw:frame presentation:style-name="pr4" draw:layer="layout" svg:width="8.125cm" svg:height="3.3cm" svg:x="1.4cm" svg:y="3.685cm" presentation:class="outline" presentation:user-transformed="true">
          <draw:text-box>
            <text:p><text:span text:style-name="T1">Show all contents, limit to 100 lines</text:span></text:p>
            <text:p text:style-name="P3"><text:span text:style-name="T2">SELECT </text:span></text:p>
            <text:p text:style-name="P3"><text:span text:style-name="T2"><text:s text:c="6"/></text:span><text:span text:style-name="T2">*</text:span></text:p>
            <text:p text:style-name="P3"><text:span text:style-name="T2">FROM</text:span></text:p>
            <text:p text:style-name="P3"><text:span text:style-name="T2"><text:s text:c="6"/></text:span><text:span text:style-name="T2">yellow_taxi_trips</text:span></text:p>
            <text:p text:style-name="P3"><text:span text:style-name="T2">LIMIT 100;</text:span></text:p>
          </draw:text-box>
        </draw:frame>
        <draw:frame draw:style-name="gr2" draw:text-style-name="P4" draw:layer="layout" svg:width="11.43cm" svg:height="7.343cm" svg:x="0.635cm" svg:y="8.255cm">
          <draw:text-box>
            <text:p><text:span text:style-name="T3">Inner join of two tables (yellow_taxi_trips</text:span><text:span text:style-name="T4"> an zones) using implicit inner join</text:span></text:p>
            <text:p><text:span text:style-name="T5"/></text:p>
            <text:p><text:span text:style-name="T5">SELECT</text:span></text:p>
            <text:p><text:span text:style-name="T5"><text:tab/></text:span><text:span text:style-name="T5">tpep_pickup_datetime,</text:span></text:p>
            <text:p><text:span text:style-name="T5"><text:tab/></text:span><text:span text:style-name="T5">tpep_dropoff_datetime,</text:span></text:p>
            <text:p><text:span text:style-name="T5"><text:tab/></text:span><text:span text:style-name="T5">total_amount,</text:span></text:p>
            <text:p><text:span text:style-name="T5"><text:tab/></text:span><text:span text:style-name="T5">CONCAT(zpu."Borough", ' / ', zpu."Zone") AS "pickup_loc",</text:span></text:p>
            <text:p><text:span text:style-name="T5"><text:tab/></text:span><text:span text:style-name="T5">CONCAT(zdo."Borough", ' / ', zdo."Zone") AS "dropoff_loc"</text:span></text:p>
            <text:p><text:span text:style-name="T5">FROM</text:span></text:p>
            <text:p><text:span text:style-name="T5"><text:tab/></text:span><text:span text:style-name="T5">yellow_taxi_trips t,</text:span></text:p>
            <text:p><text:span text:style-name="T5"><text:tab/></text:span><text:span text:style-name="T5">zones zpu,</text:span></text:p>
            <text:p><text:span text:style-name="T5"><text:tab/></text:span><text:span text:style-name="T5">zones zdo</text:span></text:p>
            <text:p><text:span text:style-name="T5">WHERE</text:span></text:p>
            <text:p><text:span text:style-name="T5"><text:tab/></text:span><text:span text:style-name="T5">t."PULocationID" = zpu."LocationID" AND</text:span></text:p>
            <text:p><text:span text:style-name="T5"><text:tab/></text:span><text:span text:style-name="T5">t."DOLocationID" = zdo."LocationID"</text:span></text:p>
            <text:p><text:span text:style-name="T5">LIMIT 100</text:span></text:p>
            <text:p><text:span text:style-name="T5"/></text:p>
          </draw:text-box>
        </draw:frame>
        <draw:frame draw:style-name="gr3" draw:text-style-name="P4" draw:layer="layout" svg:width="11.43cm" svg:height="6.949cm" svg:x="13.97cm" svg:y="8.255cm">
          <draw:text-box>
            <text:p><text:span text:style-name="T3">Inner join of two tables (yellow_taxi_trips</text:span><text:span text:style-name="T4"> an zones) using JOIN (explicit inner join)</text:span></text:p>
            <text:p><text:span text:style-name="T5"/></text:p>
            <text:p><text:span text:style-name="T5">SELECT</text:span></text:p>
            <text:p><text:span text:style-name="T5"><text:tab/></text:span><text:span text:style-name="T5">tpep_pickup_datetime,</text:span></text:p>
            <text:p><text:span text:style-name="T5"><text:tab/></text:span><text:span text:style-name="T5">tpep_dropoff_datetime,</text:span></text:p>
            <text:p><text:span text:style-name="T5"><text:tab/></text:span><text:span text:style-name="T5">total_amount,</text:span></text:p>
            <text:p><text:span text:style-name="T5"><text:tab/></text:span><text:span text:style-name="T5">CONCAT(zpu."Borough", ' / ', zpu."Zone") AS "pickup_loc",</text:span></text:p>
            <text:p><text:span text:style-name="T5"><text:tab/></text:span><text:span text:style-name="T5">CONCAT(zdo."Borough", ' / ', zdo."Zone") AS "dropoff_loc"</text:span></text:p>
            <text:p><text:span text:style-name="T5">FROM</text:span></text:p>
            <text:p><text:span text:style-name="T5"><text:tab/></text:span><text:span text:style-name="T5">yellow_taxi_trips t JOIN zones zpu </text:span></text:p>
            <text:p><text:span text:style-name="T5"><text:tab/></text:span><text:span text:style-name="T5"><text:tab/></text:span><text:span text:style-name="T5">ON t."PULocationID" = zpu."LocationID"</text:span></text:p>
            <text:p><text:span text:style-name="T5"><text:tab/></text:span><text:span text:style-name="T5">JOIN zones zdo</text:span></text:p>
            <text:p><text:span text:style-name="T5"><text:tab/></text:span><text:span text:style-name="T5"><text:tab/></text:span><text:span text:style-name="T5">ON </text:span><text:span text:style-name="T5"><text:tab/></text:span><text:span text:style-name="T5">t."DOLocationID" = zdo."LocationID"</text:span></text:p>
            <text:p><text:span text:style-name="T5">LIMIT 100;</text:span></text:p>
            <text:p><text:span text:style-name="T5"/></text:p>
          </draw:text-box>
        </draw:frame>
        <draw:custom-shape draw:style-name="gr4" draw:text-style-name="P6" draw:layer="layout" svg:width="2.999cm" svg:height="2.999cm" svg:x="10.336cm" svg:y="12.751cm">
          <text:p text:style-name="P5"><text:span text:style-name="T6">Must be in quotes because the field name is in capital letters</text:span></text:p>
          <draw:enhanced-geometry svg:viewBox="0 0 21600 21600" draw:mirror-horizontal="false" draw:type="line-callout-1" draw:modifiers="-20462.4 8020.8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SQL Refresher</text:p>
          </draw:text-box>
        </draw:frame>
        <draw:frame draw:style-name="gr5" draw:text-style-name="P4" draw:layer="layout" svg:width="11.43cm" svg:height="12.859cm" svg:x="0.635cm" svg:y="3.175cm">
          <draw:text-box>
            <text:p text:style-name="P7"><text:span text:style-name="T3">Check if either t.PULocationIDs or t.DOLocationIDs have NULL <text:s/>entries</text:span></text:p>
            <text:p text:style-name="P7"><text:span text:style-name="T7"/></text:p>
            <text:p text:style-name="P7"><text:span text:style-name="T7">SELECT</text:span></text:p>
            <text:p text:style-name="P7"><text:span text:style-name="T7"><text:tab/></text:span><text:span text:style-name="T7">tpep_pickup_datetime,</text:span></text:p>
            <text:p text:style-name="P7"><text:span text:style-name="T7"><text:tab/></text:span><text:span text:style-name="T7">tpep_dropoff_datetime,</text:span></text:p>
            <text:p text:style-name="P7"><text:span text:style-name="T7"><text:tab/></text:span><text:span text:style-name="T7">total_amount,</text:span></text:p>
            <text:p text:style-name="P7"><text:span text:style-name="T7"><text:tab/></text:span><text:span text:style-name="T7">"PULocationID",</text:span></text:p>
            <text:p text:style-name="P7"><text:span text:style-name="T7"><text:tab/></text:span><text:span text:style-name="T7">"DOLocationID"</text:span></text:p>
            <text:p text:style-name="P7"><text:span text:style-name="T7">FROM</text:span></text:p>
            <text:p text:style-name="P7"><text:span text:style-name="T7"><text:tab/></text:span><text:span text:style-name="T7">yellow_taxi_trips t</text:span></text:p>
            <text:p text:style-name="P7"><text:span text:style-name="T7">WHERE</text:span></text:p>
            <text:p text:style-name="P7"><text:span text:style-name="T7"><text:tab/></text:span><text:span text:style-name="T7">"PULocationID" is NULL</text:span></text:p>
            <text:p text:style-name="P7"><text:span text:style-name="T7">LIMIT 100</text:span></text:p>
            <text:p text:style-name="P7"><text:span text:style-name="T7"/></text:p>
            <text:p text:style-name="P7"><text:span text:style-name="T7"/></text:p>
            <text:p text:style-name="P7"><text:span text:style-name="T7">_________________________________________________</text:span></text:p>
            <text:p text:style-name="P7"><text:span text:style-name="T7">SELECT</text:span></text:p>
            <text:p text:style-name="P7"><text:span text:style-name="T7"><text:tab/></text:span><text:span text:style-name="T7">tpep_pickup_datetime,</text:span></text:p>
            <text:p text:style-name="P7"><text:span text:style-name="T7"><text:tab/></text:span><text:span text:style-name="T7">tpep_dropoff_datetime,</text:span></text:p>
            <text:p text:style-name="P7"><text:span text:style-name="T7"><text:tab/></text:span><text:span text:style-name="T7">total_amount,</text:span></text:p>
            <text:p text:style-name="P7"><text:span text:style-name="T7"><text:tab/></text:span><text:span text:style-name="T7">"PULocationID",</text:span></text:p>
            <text:p text:style-name="P7"><text:span text:style-name="T7"><text:tab/></text:span><text:span text:style-name="T7">"DOLocationID"</text:span></text:p>
            <text:p text:style-name="P7"><text:span text:style-name="T7">FROM</text:span></text:p>
            <text:p text:style-name="P7"><text:span text:style-name="T7"><text:tab/></text:span><text:span text:style-name="T7">yellow_taxi_trips t</text:span></text:p>
            <text:p text:style-name="P7"><text:span text:style-name="T7">WHERE</text:span></text:p>
            <text:p text:style-name="P7"><text:span text:style-name="T7"><text:tab/></text:span><text:span text:style-name="T7">"DOLocationID " is NULL</text:span></text:p>
            <text:p text:style-name="P7"><text:span text:style-name="T7">LIMIT 100;</text:span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</draw:text-box>
        </draw:frame>
        <draw:frame draw:style-name="gr6" draw:text-style-name="P4" draw:layer="layout" svg:width="11.43cm" svg:height="13.253cm" svg:x="15.875cm" svg:y="3.175cm">
          <draw:text-box>
            <text:p><text:span text:style-name="T3">Check if there are t.PULocationIDs or </text:span><text:span text:style-name="T4">t.DOLocationIDs not present in the zones table</text:span></text:p>
            <text:p><text:span text:style-name="T5"/></text:p>
            <text:p><text:span text:style-name="T5">SELECT</text:span></text:p>
            <text:p><text:span text:style-name="T5"><text:tab/></text:span><text:span text:style-name="T5">tpep_pickup_datetime,</text:span></text:p>
            <text:p><text:span text:style-name="T5"><text:tab/></text:span><text:span text:style-name="T5">tpep_dropoff_datetime,</text:span></text:p>
            <text:p><text:span text:style-name="T5"><text:tab/></text:span><text:span text:style-name="T5">total_amount,</text:span></text:p>
            <text:p><text:span text:style-name="T5"><text:tab/></text:span><text:span text:style-name="T5">"PULocationID",</text:span></text:p>
            <text:p><text:span text:style-name="T5"><text:tab/></text:span><text:span text:style-name="T5">"DOLocationID"</text:span></text:p>
            <text:p><text:span text:style-name="T5">FROM</text:span></text:p>
            <text:p><text:span text:style-name="T5"><text:tab/></text:span><text:span text:style-name="T5">yellow_taxi_trips t</text:span></text:p>
            <text:p><text:span text:style-name="T5">WHERE</text:span></text:p>
            <text:p><text:span text:style-name="T5"><text:tab/></text:span><text:span text:style-name="T5">"PULocationID" NOT IN (SELECT "LocationID" FROM zones)</text:span></text:p>
            <text:p><text:span text:style-name="T5">LIMIT 100</text:span></text:p>
            <text:p><text:span text:style-name="T5"/></text:p>
            <text:p><text:span text:style-name="T5"/></text:p>
            <text:p><text:span text:style-name="T5"/></text:p>
            <text:p><text:span text:style-name="T4">_________________________________________________</text:span></text:p>
            <text:p text:style-name="P7"><text:span text:style-name="T5">SELECT</text:span></text:p>
            <text:p text:style-name="P7"><text:span text:style-name="T5"><text:tab/></text:span><text:span text:style-name="T5">tpep_pickup_datetime,</text:span></text:p>
            <text:p text:style-name="P7"><text:span text:style-name="T5"><text:tab/></text:span><text:span text:style-name="T5">tpep_dropoff_datetime,</text:span></text:p>
            <text:p text:style-name="P7"><text:span text:style-name="T5"><text:tab/></text:span><text:span text:style-name="T5">total_amount,</text:span></text:p>
            <text:p text:style-name="P7"><text:span text:style-name="T5"><text:tab/></text:span><text:span text:style-name="T5">"PULocationID",</text:span></text:p>
            <text:p text:style-name="P7"><text:span text:style-name="T5"><text:tab/></text:span><text:span text:style-name="T5">"DOLocationID"</text:span></text:p>
            <text:p text:style-name="P7"><text:span text:style-name="T5">FROM</text:span></text:p>
            <text:p text:style-name="P7"><text:span text:style-name="T5"><text:tab/></text:span><text:span text:style-name="T5">yellow_taxi_trips t</text:span></text:p>
            <text:p text:style-name="P7"><text:span text:style-name="T5">WHERE</text:span></text:p>
            <text:p text:style-name="P7"><text:span text:style-name="T5"><text:tab/></text:span><text:span text:style-name="T5">"DOLocationID" NOT IN (SELECT "LocationID" FROM zones)</text:span></text:p>
            <text:p text:style-name="P7"><text:span text:style-name="T5">LIMIT 100</text:span></text:p>
            <text:p text:style-name="P7"><text:span text:style-name="T5"/></text:p>
            <text:p text:style-name="P7"><text:span text:style-name="T5"/></text:p>
            <text:p><text:span text:style-name="T5"/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SQL Refresher</text:p>
          </draw:text-box>
        </draw:frame>
        <draw:frame draw:style-name="gr7" draw:text-style-name="P4" draw:layer="layout" svg:width="11.43cm" svg:height="8.919cm" svg:x="0.635cm" svg:y="3.175cm">
          <draw:text-box>
            <text:p text:style-name="P7"><text:span text:style-name="T3">Show only the days from a datetime column</text:span></text:p>
            <text:p text:style-name="P7"><text:span text:style-name="T7"/></text:p>
            <text:p text:style-name="P7"><text:span text:style-name="T7">SELECT</text:span></text:p>
            <text:p text:style-name="P7"><text:span text:style-name="T7"><text:tab/></text:span><text:span text:style-name="T7">tpep_pickup_datetime,</text:span></text:p>
            <text:p text:style-name="P7"><text:span text:style-name="T7"><text:tab/></text:span><text:span text:style-name="T7">tpep_dropoff_datetime,</text:span></text:p>
            <text:p text:style-name="P7"><text:span text:style-name="T7"><text:tab/></text:span><text:span text:style-name="T7">DATE_TRUNC('DAY', tpep_dropoff_datetime),</text:span></text:p>
            <text:p text:style-name="P7"><text:span text:style-name="T7"><text:tab/></text:span><text:span text:style-name="T7">total_amount</text:span></text:p>
            <text:p text:style-name="P7"><text:span text:style-name="T7">FROM</text:span></text:p>
            <text:p text:style-name="P7"><text:span text:style-name="T7"><text:tab/></text:span><text:span text:style-name="T7">yellow_taxi_trips t</text:span></text:p>
            <text:p text:style-name="P7"><text:span text:style-name="T7">LIMIT 100;</text:span></text:p>
            <text:p text:style-name="P7"><text:span text:style-name="T7"/></text:p>
            <text:p text:style-name="P7"><text:span text:style-name="T7"/></text:p>
            <text:p text:style-name="P7"><text:span text:style-name="T7">_________________________________________________</text:span></text:p>
            <text:p text:style-name="P7"><text:span text:style-name="T7">SELECT</text:span></text:p>
            <text:p text:style-name="P7"><text:span text:style-name="T7"><text:tab/></text:span><text:span text:style-name="T7">tpep_pickup_datetime,</text:span></text:p>
            <text:p text:style-name="P7"><text:span text:style-name="T7"><text:tab/></text:span><text:span text:style-name="T7">tpep_dropoff_datetime,</text:span></text:p>
            <text:p text:style-name="P7"><text:span text:style-name="T7"><text:tab/></text:span><text:span text:style-name="T7">CAST(tpep_dropoff_datetime as DATE),</text:span></text:p>
            <text:p text:style-name="P7"><text:span text:style-name="T7"><text:tab/></text:span><text:span text:style-name="T7">total_amount</text:span></text:p>
            <text:p text:style-name="P7"><text:span text:style-name="T7">FROM</text:span></text:p>
            <text:p text:style-name="P7"><text:span text:style-name="T7"><text:tab/></text:span><text:span text:style-name="T7">yellow_taxi_trips t</text:span></text:p>
            <text:p text:style-name="P7"><text:span text:style-name="T7">LIMIT 100;</text:span></text:p>
            <text:p text:style-name="P7"><text:span text:style-name="T7"/></text:p>
          </draw:text-box>
        </draw:frame>
        <draw:frame draw:style-name="gr8" draw:text-style-name="P4" draw:layer="layout" svg:width="11.43cm" svg:height="11.283cm" svg:x="15.875cm" svg:y="3.175cm">
          <draw:text-box>
            <text:p><text:span text:style-name="T3">Use Group By to count number of trips per day and sort by day</text:span></text:p>
            <text:p><text:span text:style-name="T5"/></text:p>
            <text:p><text:span text:style-name="T5">SELECT</text:span></text:p>
            <text:p><text:span text:style-name="T5"><text:tab/></text:span><text:span text:style-name="T5">CAST(tpep_dropoff_datetime as DATE) as "day",</text:span></text:p>
            <text:p><text:span text:style-name="T5"><text:tab/></text:span><text:span text:style-name="T5">COUNT(1)</text:span></text:p>
            <text:p><text:span text:style-name="T5">FROM</text:span></text:p>
            <text:p><text:span text:style-name="T5"><text:tab/></text:span><text:span text:style-name="T5">yellow_taxi_trips t</text:span></text:p>
            <text:p><text:span text:style-name="T5">GROUP BY</text:span></text:p>
            <text:p><text:span text:style-name="T5"><text:tab/></text:span><text:span text:style-name="T5">CAST(tpep_dropoff_datetime as DATE)</text:span></text:p>
            <text:p><text:span text:style-name="T5">ORDER BY "day" ASC;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 text:style-name="P7"><text:span text:style-name="T3">Use Group By to count number of trips per day and sort by number of trips per day, also show other columns</text:span></text:p>
            <text:p text:style-name="P7"><text:span text:style-name="T5"/></text:p>
            <text:p><text:span text:style-name="T5">SELECT</text:span></text:p>
            <text:p><text:span text:style-name="T5"><text:tab/></text:span><text:span text:style-name="T5">CAST(tpep_dropoff_datetime as DATE) as "day",</text:span></text:p>
            <text:p><text:span text:style-name="T5"><text:tab/></text:span><text:span text:style-name="T5">COUNT(1) as "count",</text:span></text:p>
            <text:p><text:span text:style-name="T5"><text:tab/></text:span><text:span text:style-name="T5">MAX(total_amount),</text:span></text:p>
            <text:p><text:span text:style-name="T5"><text:tab/></text:span><text:span text:style-name="T5">MAX(passenger_count)</text:span></text:p>
            <text:p><text:span text:style-name="T5">FROM</text:span></text:p>
            <text:p><text:span text:style-name="T5"><text:tab/></text:span><text:span text:style-name="T5">yellow_taxi_trips t</text:span></text:p>
            <text:p><text:span text:style-name="T5">GROUP BY</text:span></text:p>
            <text:p><text:span text:style-name="T5"><text:tab/></text:span><text:span text:style-name="T5">CAST(tpep_dropoff_datetime as DATE)</text:span></text:p>
            <text:p><text:span text:style-name="T5">ORDER BY "count" DESC;</text:span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SQL Refresher</text:p>
          </draw:text-box>
        </draw:frame>
        <draw:frame draw:style-name="gr3" draw:text-style-name="P4" draw:layer="layout" svg:width="11.43cm" svg:height="6.949cm" svg:x="0.635cm" svg:y="3.175cm">
          <draw:text-box>
            <text:p text:style-name="P7"><text:span text:style-name="T3">Group by multiple Fields</text:span></text:p>
            <text:p text:style-name="P7"><text:span text:style-name="T7"/></text:p>
            <text:p text:style-name="P7"><text:span text:style-name="T7">SELECT</text:span></text:p>
            <text:p text:style-name="P7"><text:span text:style-name="T7"><text:tab/></text:span><text:span text:style-name="T7">CAST(tpep_dropoff_datetime as DATE) as "day",</text:span></text:p>
            <text:p text:style-name="P7"><text:span text:style-name="T7"><text:tab/></text:span><text:span text:style-name="T7">"DOLocationID",</text:span></text:p>
            <text:p text:style-name="P7"><text:span text:style-name="T7"><text:tab/></text:span><text:span text:style-name="T7">COUNT(1) as "count",</text:span></text:p>
            <text:p text:style-name="P7"><text:span text:style-name="T7"><text:tab/></text:span><text:span text:style-name="T7">MAX(total_amount),</text:span></text:p>
            <text:p text:style-name="P7"><text:span text:style-name="T7"><text:tab/></text:span><text:span text:style-name="T7">MAX(passenger_count)</text:span></text:p>
            <text:p text:style-name="P7"><text:span text:style-name="T7">FROM</text:span></text:p>
            <text:p text:style-name="P7"><text:span text:style-name="T7"><text:tab/></text:span><text:span text:style-name="T7">yellow_taxi_trips t</text:span></text:p>
            <text:p text:style-name="P7"><text:span text:style-name="T7">GROUP BY</text:span></text:p>
            <text:p text:style-name="P7"><text:span text:style-name="T7"><text:tab/></text:span><text:span text:style-name="T7">1, 2</text:span></text:p>
            <text:p text:style-name="P7"><text:span text:style-name="T7">ORDER BY </text:span></text:p>
            <text:p text:style-name="P7"><text:span text:style-name="T7"><text:tab/></text:span><text:span text:style-name="T7">"day" ASC,</text:span></text:p>
            <text:p text:style-name="P7"><text:span text:style-name="T7"><text:tab/></text:span><text:span text:style-name="T7">"DOLocationID" ASC;</text:span></text:p>
            <text:p text:style-name="P7"><text:span text:style-name="T7"/></text:p>
          </draw:text-box>
        </draw:frame>
        <draw:frame draw:style-name="gr8" draw:text-style-name="P4" draw:layer="layout" svg:width="11.43cm" svg:height="11.283cm" svg:x="15.875cm" svg:y="3.175cm">
          <draw:text-box>
            <text:p><text:span text:style-name="T3">Use Group By to count number of trips per day and sort by day</text:span></text:p>
            <text:p><text:span text:style-name="T5"/></text:p>
            <text:p><text:span text:style-name="T5">SELECT</text:span></text:p>
            <text:p><text:span text:style-name="T5"><text:tab/></text:span><text:span text:style-name="T5">CAST(tpep_dropoff_datetime as DATE) as "day",</text:span></text:p>
            <text:p><text:span text:style-name="T5"><text:tab/></text:span><text:span text:style-name="T5">COUNT(1)</text:span></text:p>
            <text:p><text:span text:style-name="T5">FROM</text:span></text:p>
            <text:p><text:span text:style-name="T5"><text:tab/></text:span><text:span text:style-name="T5">yellow_taxi_trips t</text:span></text:p>
            <text:p><text:span text:style-name="T5">GROUP BY</text:span></text:p>
            <text:p><text:span text:style-name="T5"><text:tab/></text:span><text:span text:style-name="T5">CAST(tpep_dropoff_datetime as DATE)</text:span></text:p>
            <text:p><text:span text:style-name="T5">ORDER BY "day" ASC;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 text:style-name="P7"><text:span text:style-name="T3">Use Group By to count number of trips per day and sort by number of trips per day, also show other columns</text:span></text:p>
            <text:p text:style-name="P7"><text:span text:style-name="T5"/></text:p>
            <text:p><text:span text:style-name="T5">SELECT</text:span></text:p>
            <text:p><text:span text:style-name="T5"><text:tab/></text:span><text:span text:style-name="T5">CAST(tpep_dropoff_datetime as DATE) as "day",</text:span></text:p>
            <text:p><text:span text:style-name="T5"><text:tab/></text:span><text:span text:style-name="T5">COUNT(1) as "count",</text:span></text:p>
            <text:p><text:span text:style-name="T5"><text:tab/></text:span><text:span text:style-name="T5">MAX(total_amount),</text:span></text:p>
            <text:p><text:span text:style-name="T5"><text:tab/></text:span><text:span text:style-name="T5">MAX(passenger_count)</text:span></text:p>
            <text:p><text:span text:style-name="T5">FROM</text:span></text:p>
            <text:p><text:span text:style-name="T5"><text:tab/></text:span><text:span text:style-name="T5">yellow_taxi_trips t</text:span></text:p>
            <text:p><text:span text:style-name="T5">GROUP BY</text:span></text:p>
            <text:p><text:span text:style-name="T5"><text:tab/></text:span><text:span text:style-name="T5">CAST(tpep_dropoff_datetime as DATE)</text:span></text:p>
            <text:p><text:span text:style-name="T5">ORDER BY "count" DESC;</text:span></text:p>
            <text:p><text:span text:style-name="T5"/></text:p>
          </draw:text-box>
        </draw:frame>
        <draw:custom-shape draw:style-name="gr9" draw:text-style-name="P10" draw:layer="layout" svg:width="8.89cm" svg:height="2.999cm" svg:x="3.81cm" svg:y="10.124cm">
          <text:p text:style-name="P8"><text:span text:style-name="T6">1 and 2 refers to the SELECT criteria, i.e.:</text:span></text:p>
          <text:p text:style-name="P8"><text:span text:style-name="T6"/></text:p>
          <text:list text:style-name="L1">
            <text:list-item>
              <text:p text:style-name="P9"><text:span text:style-name="T7">CAST(tpep_dropoff_datetime as DATE) as "day"</text:span></text:p>
            </text:list-item>
            <text:list-item>
              <text:p text:style-name="P9"><text:span text:style-name="T7">"DOLocationID"</text:span></text:p>
            </text:list-item>
          </text:list>
          <text:p text:style-name="P9"><text:span text:style-name="T7"/></text:p>
          <draw:enhanced-geometry svg:viewBox="0 0 21600 21600" draw:mirror-horizontal="false" draw:type="line-callout-1" draw:modifiers="-2570.32954673265 -16192.8 -609.785176020695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2">SQL Homework</text:p>
          </draw:text-box>
        </draw:frame>
        <draw:frame draw:style-name="gr10" draw:text-style-name="P12" draw:layer="layout" svg:width="21.59cm" svg:height="3.543cm" svg:x="0.635cm" svg:y="3.175cm">
          <draw:text-box>
            <text:p text:style-name="P11"><text:span text:style-name="T3">Question 3</text:span></text:p>
            <text:p text:style-name="P11"><text:span text:style-name="T3">During the period of October 1st 2019 (inclusive) and November 1st 2019 (exclusive), how many trips, respectively, happened:</text:span></text:p>
            <text:list text:style-name="L1">
              <text:list-item>
                <text:p text:style-name="P11"><text:span text:style-name="T3">Up to 1 mile </text:span></text:p>
              </text:list-item>
              <text:list-item>
                <text:p text:style-name="P11"><text:span text:style-name="T3">In between 1 (exclusive) and 3 miles (inclusive),</text:span></text:p>
              </text:list-item>
              <text:list-item>
                <text:p text:style-name="P11"><text:span text:style-name="T3">In between 3 (exclusive) and 7 miles (inclusive),</text:span></text:p>
              </text:list-item>
              <text:list-item>
                <text:p text:style-name="P11"><text:span text:style-name="T3">In between 7 (exclusive) and 10 miles (inclusive),</text:span></text:p>
              </text:list-item>
              <text:list-item>
                <text:p text:style-name="P11"><text:span text:style-name="T3">Over 10 miles</text:span></text:p>
              </text:list-item>
            </text:list>
            <text:p text:style-name="P11"><text:span text:style-name="T3"/></text:p>
          </draw:text-box>
        </draw:frame>
        <draw:frame draw:style-name="gr11" draw:text-style-name="P12" draw:layer="layout" svg:width="12.005cm" svg:height="8.522cm" svg:x="0.695cm" svg:y="6.718cm">
          <draw:text-box>
            <text:p text:style-name="P11"><text:span text:style-name="T3">DLP Solution</text:span></text:p>
            <text:p text:style-name="P11"><text:span text:style-name="T3"/></text:p>
            <text:p text:style-name="P7"><text:span text:style-name="T7">SELECT</text:span></text:p>
            <text:p text:style-name="P7"><text:span text:style-name="T7"><text:tab/></text:span><text:span text:style-name="T7">COUNT(1)</text:span></text:p>
            <text:p text:style-name="P7"><text:span text:style-name="T7">FROM</text:span></text:p>
            <text:p text:style-name="P7"><text:span text:style-name="T7"><text:tab/></text:span><text:span text:style-name="T7">gree_taxi_data_2019_10 t</text:span></text:p>
            <text:p text:style-name="P7"><text:span text:style-name="T7">WHERE</text:span></text:p>
            <text:p text:style-name="P7"><text:span text:style-name="T7"><text:s text:c="4"/></text:span><text:span text:style-name="T7">lpep_pickup_datetime &gt;= '2019-10-01'</text:span></text:p>
            <text:p text:style-name="P7"><text:span text:style-name="T7"><text:s text:c="4"/></text:span><text:span text:style-name="T7">and lpep_pickup_datetime &lt; '2019-11-01'</text:span></text:p>
            <text:p text:style-name="P7"><text:span text:style-name="T7"><text:s text:c="4"/></text:span><text:span text:style-name="T7">and lpep_dropoff_datetime &gt;= '2019-10-01'</text:span></text:p>
            <text:p text:style-name="P7"><text:span text:style-name="T7"><text:s text:c="4"/></text:span><text:span text:style-name="T7">and lpep_dropoff_datetime &lt; '2019-11-01'</text:span></text:p>
            <text:p text:style-name="P7"><text:span text:style-name="T7"><text:tab/></text:span><text:span text:style-name="T7">-- and trip_distance &lt;= 1;</text:span></text:p>
            <text:p text:style-name="P7"><text:span text:style-name="T7"><text:tab/></text:span><text:span text:style-name="T7">-- and trip_distance &gt; 1 AND trip_distance &lt;= 3;</text:span></text:p>
            <text:p text:style-name="P7"><text:span text:style-name="T7"><text:tab/></text:span><text:span text:style-name="T7">-- trip_distance &gt; 7 AND trip_distance &lt;= 10;</text:span></text:p>
            <text:p text:style-name="P7"><text:span text:style-name="T7"><text:tab/></text:span><text:span text:style-name="T7">-- trip_distance &gt; 10;</text:span></text:p>
            <text:p text:style-name="P7"><text:span text:style-name="T7"/></text:p>
          </draw:text-box>
        </draw:frame>
        <draw:frame draw:style-name="gr12" draw:text-style-name="P12" draw:layer="layout" svg:width="13.335cm" svg:height="9.333cm" svg:x="14.605cm" svg:y="6.35cm">
          <draw:text-box>
            <text:p text:style-name="P11"><text:span text:style-name="T3">DataTalksClub Solution</text:span></text:p>
            <text:p text:style-name="P11"><text:span text:style-name="T3"/></text:p>
            <text:p text:style-name="P13"><text:span text:style-name="T7">select</text:span></text:p>
            <text:p text:style-name="P13"><text:span text:style-name="T7"><text:s text:c="4"/></text:span><text:span text:style-name="T7">case</text:span></text:p>
            <text:p text:style-name="P13"><text:span text:style-name="T7"><text:s text:c="8"/></text:span><text:span text:style-name="T7">when trip_distance &lt;= 1 then 'Up to 1 mile'</text:span></text:p>
            <text:p text:style-name="P13"><text:span text:style-name="T7"><text:s text:c="8"/></text:span><text:span text:style-name="T7">when trip_distance &gt; 1 and trip_distance &lt;= 3 then '1~3 miles'</text:span></text:p>
            <text:p text:style-name="P13"><text:span text:style-name="T7"><text:s text:c="8"/></text:span><text:span text:style-name="T7">when trip_distance &gt; 3 and trip_distance &lt;= 7 then '3~7 miles'</text:span></text:p>
            <text:p text:style-name="P13"><text:span text:style-name="T7"><text:s text:c="8"/></text:span><text:span text:style-name="T7">when trip_distance &gt; 7 and trip_distance &lt;= 10 then '7~10 miles'</text:span></text:p>
            <text:p text:style-name="P13"><text:span text:style-name="T7"><text:s text:c="8"/></text:span><text:span text:style-name="T7">else '10+ miles'</text:span></text:p>
            <text:p text:style-name="P13"><text:span text:style-name="T7"><text:s text:c="4"/></text:span><text:span text:style-name="T7">end as segment,</text:span></text:p>
            <text:p text:style-name="P13"><text:span text:style-name="T7"><text:s text:c="4"/></text:span><text:span text:style-name="T7">to_char(count(1), '999,999') as num_trips</text:span></text:p>
            <text:p text:style-name="P13"><text:span text:style-name="T7">from</text:span></text:p>
            <text:p text:style-name="P13"><text:span text:style-name="T7"><text:s text:c="4"/></text:span><text:span text:style-name="T7">green_taxi_trips</text:span></text:p>
            <text:p text:style-name="P13"><text:span text:style-name="T7">where</text:span></text:p>
            <text:p text:style-name="P13"><text:span text:style-name="T7"><text:s text:c="4"/></text:span><text:span text:style-name="T7">lpep_pickup_datetime &gt;= '2019-10-01'</text:span></text:p>
            <text:p text:style-name="P13"><text:span text:style-name="T7"><text:s text:c="4"/></text:span><text:span text:style-name="T7">and lpep_pickup_datetime &lt; '2019-11-01'</text:span></text:p>
            <text:p text:style-name="P13"><text:span text:style-name="T7"><text:s text:c="4"/></text:span><text:span text:style-name="T7">and lpep_dropoff_datetime &gt;= '2019-10-01'</text:span></text:p>
            <text:p text:style-name="P13"><text:span text:style-name="T7"><text:s text:c="4"/></text:span><text:span text:style-name="T7">and lpep_dropoff_datetime &lt; '2019-11-01'</text:span></text:p>
            <text:p text:style-name="P13"><text:span text:style-name="T7">group by</text:span></text:p>
            <text:p text:style-name="P13"><text:span text:style-name="T7"><text:s text:c="4"/></text:span><text:span text:style-name="T7">segment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2">SQL Homework</text:p>
          </draw:text-box>
        </draw:frame>
        <draw:frame draw:style-name="gr13" draw:text-style-name="P16" draw:layer="layout" svg:width="26.67cm" svg:height="2.54cm" svg:x="0.635cm" svg:y="3.175cm">
          <draw:text-box>
            <text:p text:style-name="P14"><text:span text:style-name="T3">Question 4</text:span></text:p>
            <text:p text:style-name="P11"><text:span text:style-name="T8">Which was the pick up day with the longest trip distance? Use the pick up time for your calculations. Tip: For every day, we only care about one single trip with the longest distance.</text:span></text:p>
            <text:p text:style-name="P15"><text:span text:style-name="T9"/></text:p>
          </draw:text-box>
        </draw:frame>
        <draw:frame draw:style-name="gr14" draw:text-style-name="P12" draw:layer="layout" svg:width="12.005cm" svg:height="8.522cm" svg:x="0.695cm" svg:y="6.718cm">
          <draw:text-box>
            <text:p text:style-name="P11"><text:span text:style-name="T3">DLP Solution</text:span></text:p>
            <text:p text:style-name="P11"><text:span text:style-name="T3"/></text:p>
            <text:p text:style-name="P7"><text:span text:style-name="T7">SELECT</text:span></text:p>
            <text:p text:style-name="P7"><text:span text:style-name="T7"><text:tab/></text:span><text:span text:style-name="T7">CAST(lpep_pickup_datetime as DATE) as "day",</text:span></text:p>
            <text:p text:style-name="P7"><text:span text:style-name="T7"><text:tab/></text:span><text:span text:style-name="T7">MAX(trip_distance) as "max_dist"</text:span></text:p>
            <text:p text:style-name="P7"><text:span text:style-name="T7">FROM</text:span></text:p>
            <text:p text:style-name="P7"><text:span text:style-name="T7"><text:tab/></text:span><text:span text:style-name="T7">gree_taxi_data_2019_10 t</text:span></text:p>
            <text:p text:style-name="P7"><text:span text:style-name="T7">GROUP BY</text:span></text:p>
            <text:p text:style-name="P7"><text:span text:style-name="T7"><text:tab/></text:span><text:span text:style-name="T7">CAST(lpep_pickup_datetime as DATE)</text:span></text:p>
            <text:p text:style-name="P7"><text:span text:style-name="T7">ORDER BY "max_dist" DESC;</text:span></text:p>
          </draw:text-box>
        </draw:frame>
        <draw:frame draw:style-name="gr15" draw:text-style-name="P12" draw:layer="layout" svg:width="13.335cm" svg:height="9.333cm" svg:x="14.605cm" svg:y="6.35cm">
          <draw:text-box>
            <text:p text:style-name="P11"><text:span text:style-name="T3">DataTalksClub Solution</text:span></text:p>
            <text:p text:style-name="P11"><text:span text:style-name="T3"/></text:p>
            <text:p text:style-name="P13"><text:span text:style-name="T10">select</text:span></text:p>
            <text:p text:style-name="P13"><text:span text:style-name="T10"><text:s text:c="4"/></text:span><text:span text:style-name="T10">lpep_pickup_datetime::date as pickup_date,</text:span></text:p>
            <text:p text:style-name="P13"><text:span text:style-name="T10"><text:s text:c="4"/></text:span><text:span text:style-name="T10">max(trip_distance) as longest_trip</text:span></text:p>
            <text:p text:style-name="P13"><text:span text:style-name="T10">from</text:span></text:p>
            <text:p text:style-name="P13"><text:span text:style-name="T10"><text:s text:c="4"/></text:span><text:span text:style-name="T10">green_taxi_trips</text:span></text:p>
            <text:p text:style-name="P13"><text:span text:style-name="T10">group by</text:span></text:p>
            <text:p text:style-name="P13"><text:span text:style-name="T10"><text:s text:c="4"/></text:span><text:span text:style-name="T10">lpep_pickup_datetime::date</text:span></text:p>
            <text:p text:style-name="P13"><text:span text:style-name="T10">order by</text:span></text:p>
            <text:p text:style-name="P13"><text:span text:style-name="T10"><text:s text:c="4"/></text:span><text:span text:style-name="T10">longest_trip desc</text:span></text:p>
            <text:p text:style-name="P13"><text:span text:style-name="T10">limit 1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2">SQL Homework</text:p>
          </draw:text-box>
        </draw:frame>
        <draw:frame draw:style-name="gr16" draw:text-style-name="P20" draw:layer="layout" svg:width="26.67cm" svg:height="2.54cm" svg:x="0.635cm" svg:y="3.175cm">
          <draw:text-box>
            <text:p text:style-name="P17"><text:span text:style-name="T3">Question 5</text:span></text:p>
            <text:p text:style-name="P18"><text:span text:style-name="T8">Which were the top pickup locations with over 13,000 in total_amount (across all trips) for 2019-10-18? Consider only lpep_pickup_datetime when filtering by date.</text:span></text:p>
            <text:p text:style-name="P19"><text:span text:style-name="T8"/></text:p>
          </draw:text-box>
        </draw:frame>
        <draw:frame draw:style-name="gr17" draw:text-style-name="P12" draw:layer="layout" svg:width="12.005cm" svg:height="8.522cm" svg:x="0.695cm" svg:y="6.718cm">
          <draw:text-box>
            <text:p text:style-name="P11"><text:span text:style-name="T3">DLP Solution</text:span></text:p>
            <text:p text:style-name="P11"><text:span text:style-name="T3"/></text:p>
            <text:p text:style-name="P7"><text:span text:style-name="T7">SELECT</text:span></text:p>
            <text:p text:style-name="P7"><text:span text:style-name="T7"><text:tab/></text:span><text:span text:style-name="T7">CAST(t.lpep_pickup_datetime as DATE) as "pickup_day",</text:span></text:p>
            <text:p text:style-name="P7"><text:span text:style-name="T7"><text:tab/></text:span><text:span text:style-name="T7">CONCAT(zpu."Borough", ' / ', zpu."Zone") AS "pickup_loc",</text:span></text:p>
            <text:p text:style-name="P7"><text:span text:style-name="T7"><text:tab/></text:span><text:span text:style-name="T7">SUM(t.total_amount) as sum_total_amount</text:span></text:p>
            <text:p text:style-name="P7"><text:span text:style-name="T7">FROM</text:span></text:p>
            <text:p text:style-name="P7"><text:span text:style-name="T7"><text:tab/></text:span><text:span text:style-name="T7">gree_taxi_data_2019_10 t JOIN zones zpu </text:span></text:p>
            <text:p text:style-name="P7"><text:span text:style-name="T7"><text:tab/></text:span><text:span text:style-name="T7"><text:tab/></text:span><text:span text:style-name="T7">ON t."PULocationID" = zpu."LocationID"</text:span></text:p>
            <text:p text:style-name="P7"><text:span text:style-name="T7"><text:tab/></text:span><text:span text:style-name="T7">JOIN zones zdo</text:span></text:p>
            <text:p text:style-name="P7"><text:span text:style-name="T7"><text:tab/></text:span><text:span text:style-name="T7"><text:tab/></text:span><text:span text:style-name="T7">ON </text:span><text:span text:style-name="T7"><text:tab/></text:span><text:span text:style-name="T7">t."DOLocationID" = zdo."LocationID"</text:span></text:p>
            <text:p text:style-name="P7"><text:span text:style-name="T7">WHERE </text:span></text:p>
            <text:p text:style-name="P7"><text:span text:style-name="T7"><text:s text:c="4"/></text:span><text:span text:style-name="T7">t.lpep_pickup_datetime &gt;= '2019-10-18'</text:span></text:p>
            <text:p text:style-name="P7"><text:span text:style-name="T7"><text:s text:c="4"/></text:span><text:span text:style-name="T7">and t.lpep_pickup_datetime &lt; '2019-10-19'</text:span></text:p>
            <text:p text:style-name="P7"><text:span text:style-name="T7">GROUP BY</text:span></text:p>
            <text:p text:style-name="P7"><text:span text:style-name="T7"><text:tab/></text:span><text:span text:style-name="T7">1,2</text:span></text:p>
            <text:p text:style-name="P7"><text:span text:style-name="T7">ORDER BY</text:span></text:p>
            <text:p text:style-name="P7"><text:span text:style-name="T7"><text:tab/></text:span><text:span text:style-name="T7">sum_total_amount DESC;</text:span></text:p>
          </draw:text-box>
        </draw:frame>
        <draw:frame draw:style-name="gr18" draw:text-style-name="P12" draw:layer="layout" svg:width="13.335cm" svg:height="9.333cm" svg:x="14.605cm" svg:y="6.35cm">
          <draw:text-box>
            <text:p text:style-name="P11"><text:span text:style-name="T3">DataTalksClub Solution</text:span></text:p>
            <text:p text:style-name="P11"><text:span text:style-name="T3"/></text:p>
            <text:p text:style-name="P13"><text:span text:style-name="T10">select</text:span></text:p>
            <text:p text:style-name="P13"><text:span text:style-name="T10"><text:s text:c="4"/></text:span><text:span text:style-name="T10">z.zone,</text:span></text:p>
            <text:p text:style-name="P13"><text:span text:style-name="T10"><text:s text:c="4"/></text:span><text:span text:style-name="T10">round(sum(total_amount)::numeric, 3) as grand_total_amount</text:span></text:p>
            <text:p text:style-name="P13"><text:span text:style-name="T10">from</text:span></text:p>
            <text:p text:style-name="P13"><text:span text:style-name="T10"><text:s text:c="4"/></text:span><text:span text:style-name="T10">green_taxi_trips g</text:span></text:p>
            <text:p text:style-name="P13"><text:span text:style-name="T10">inner join</text:span></text:p>
            <text:p text:style-name="P13"><text:span text:style-name="T10"><text:s text:c="4"/></text:span><text:span text:style-name="T10">zone_lookup z on g.pu_location_id = z.location_id</text:span></text:p>
            <text:p text:style-name="P13"><text:span text:style-name="T10">where</text:span></text:p>
            <text:p text:style-name="P13"><text:span text:style-name="T10"><text:s text:c="4"/></text:span><text:span text:style-name="T10">lpep_pickup_datetime::date = '2019-10-18'</text:span></text:p>
            <text:p text:style-name="P13"><text:span text:style-name="T10">group by</text:span></text:p>
            <text:p text:style-name="P13"><text:span text:style-name="T10"><text:s text:c="4"/></text:span><text:span text:style-name="T10">z.zone</text:span></text:p>
            <text:p text:style-name="P13"><text:span text:style-name="T10">order by</text:span></text:p>
            <text:p text:style-name="P13"><text:span text:style-name="T10"><text:s text:c="4"/></text:span><text:span text:style-name="T10">grand_total_amount desc</text:span></text:p>
            <text:p text:style-name="P13"><text:span text:style-name="T10">limit 3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2">SQL Homework</text:p>
          </draw:text-box>
        </draw:frame>
        <draw:frame draw:style-name="gr19" draw:text-style-name="P20" draw:layer="layout" svg:width="26.67cm" svg:height="2.54cm" svg:x="0.635cm" svg:y="3.175cm">
          <draw:text-box>
            <text:p text:style-name="P17"><text:span text:style-name="T3">Question 6</text:span></text:p>
            <text:p text:style-name="P21"><text:span text:style-name="T8">For the passengers picked up in October 2019 in the zone named "East Harlem North" which was the drop off zone that had the largest tip?</text:span></text:p>
          </draw:text-box>
        </draw:frame>
        <draw:frame draw:style-name="gr20" draw:text-style-name="P12" draw:layer="layout" svg:width="12.005cm" svg:height="8.939cm" svg:x="0.695cm" svg:y="6.718cm">
          <draw:text-box>
            <text:p text:style-name="P11"><text:span text:style-name="T3">DLP Solution</text:span></text:p>
            <text:p text:style-name="P11"><text:span text:style-name="T3"/></text:p>
            <text:p text:style-name="P7"><text:span text:style-name="T7">SELECT</text:span></text:p>
            <text:p text:style-name="P7"><text:span text:style-name="T7"><text:tab/></text:span><text:span text:style-name="T7">lpep_pickup_datetime,</text:span></text:p>
            <text:p text:style-name="P7"><text:span text:style-name="T7"><text:tab/></text:span><text:span text:style-name="T7">lpep_dropoff_datetime,</text:span></text:p>
            <text:p text:style-name="P7"><text:span text:style-name="T7"><text:tab/></text:span><text:span text:style-name="T7">zpu."Zone" AS "pickup_zone",</text:span></text:p>
            <text:p text:style-name="P7"><text:span text:style-name="T7"><text:tab/></text:span><text:span text:style-name="T7">zdo."Zone" AS "dropoff_zone",</text:span></text:p>
            <text:p text:style-name="P7"><text:span text:style-name="T7"><text:tab/></text:span><text:span text:style-name="T7">MAX(tip_amount) as max_tip_amount</text:span></text:p>
            <text:p text:style-name="P7"><text:span text:style-name="T7">FROM</text:span></text:p>
            <text:p text:style-name="P7"><text:span text:style-name="T7"><text:tab/></text:span><text:span text:style-name="T7">gree_taxi_data_2019_10 t JOIN zones zpu </text:span></text:p>
            <text:p text:style-name="P7"><text:span text:style-name="T7"><text:tab/></text:span><text:span text:style-name="T7"><text:tab/></text:span><text:span text:style-name="T7">ON t."PULocationID" = zpu."LocationID"</text:span></text:p>
            <text:p text:style-name="P7"><text:span text:style-name="T7"><text:tab/></text:span><text:span text:style-name="T7">JOIN zones zdo</text:span></text:p>
            <text:p text:style-name="P7"><text:span text:style-name="T7"><text:tab/></text:span><text:span text:style-name="T7"><text:tab/></text:span><text:span text:style-name="T7">ON </text:span><text:span text:style-name="T7"><text:tab/></text:span><text:span text:style-name="T7">t."DOLocationID" = zdo."LocationID"</text:span></text:p>
            <text:p text:style-name="P7"><text:span text:style-name="T7">WHERE</text:span></text:p>
            <text:p text:style-name="P7"><text:span text:style-name="T7"><text:tab/></text:span><text:span text:style-name="T7">lpep_pickup_datetime &gt;= '2019-10-01'</text:span></text:p>
            <text:p text:style-name="P7"><text:span text:style-name="T7"><text:tab/></text:span><text:span text:style-name="T7">and lpep_pickup_datetime &lt; '2019-11-01'</text:span></text:p>
            <text:p text:style-name="P7"><text:span text:style-name="T7"><text:tab/></text:span><text:span text:style-name="T7">and zpu."Zone" = 'East Harlem North'</text:span></text:p>
            <text:p text:style-name="P7"><text:span text:style-name="T7">GROUP BY</text:span></text:p>
            <text:p text:style-name="P7"><text:span text:style-name="T7"><text:tab/></text:span><text:span text:style-name="T7">1,2,3,4</text:span></text:p>
            <text:p text:style-name="P7"><text:span text:style-name="T7">ORDER BY max_tip_amount DESC</text:span></text:p>
            <text:p text:style-name="P7"><text:span text:style-name="T7">LIMIT 100;</text:span></text:p>
            <text:p text:style-name="P7"><text:span text:style-name="T7"/></text:p>
          </draw:text-box>
        </draw:frame>
        <draw:frame draw:style-name="gr21" draw:text-style-name="P12" draw:layer="layout" svg:width="13.335cm" svg:height="9.333cm" svg:x="14.605cm" svg:y="6.35cm">
          <draw:text-box>
            <text:p text:style-name="P11"><text:span text:style-name="T3">DataTalksClub Solution</text:span></text:p>
            <text:p text:style-name="P11"><text:span text:style-name="T3"/></text:p>
            <text:p text:style-name="P13"><text:span text:style-name="T10">select</text:span></text:p>
            <text:p text:style-name="P13"><text:span text:style-name="T10"><text:s text:c="4"/></text:span><text:span text:style-name="T10">puz.zone as pickup_zone,</text:span></text:p>
            <text:p text:style-name="P13"><text:span text:style-name="T10"><text:s text:c="4"/></text:span><text:span text:style-name="T10">doz.zone as dropoff_zone,</text:span></text:p>
            <text:p text:style-name="P13"><text:span text:style-name="T10"><text:s text:c="4"/></text:span><text:span text:style-name="T10">g.tip_amount</text:span></text:p>
            <text:p text:style-name="P13"><text:span text:style-name="T10">from</text:span></text:p>
            <text:p text:style-name="P13"><text:span text:style-name="T10"><text:s text:c="4"/></text:span><text:span text:style-name="T10">green_taxi_trips g</text:span></text:p>
            <text:p text:style-name="P13"><text:span text:style-name="T10">inner join</text:span></text:p>
            <text:p text:style-name="P13"><text:span text:style-name="T10"><text:s text:c="4"/></text:span><text:span text:style-name="T10">zone_lookup puz on g.pu_location_id = puz.location_id</text:span></text:p>
            <text:p text:style-name="P13"><text:span text:style-name="T10">inner join</text:span></text:p>
            <text:p text:style-name="P13"><text:span text:style-name="T10"><text:s text:c="4"/></text:span><text:span text:style-name="T10">zone_lookup doz on g.do_location_id = doz.location_id</text:span></text:p>
            <text:p text:style-name="P13"><text:span text:style-name="T10">where</text:span></text:p>
            <text:p text:style-name="P13"><text:span text:style-name="T10"><text:s text:c="4"/></text:span><text:span text:style-name="T10">puz.zone = 'East Harlem North'</text:span></text:p>
            <text:p text:style-name="P13"><text:span text:style-name="T10">order by</text:span></text:p>
            <text:p text:style-name="P13"><text:span text:style-name="T10"><text:s text:c="4"/></text:span><text:span text:style-name="T10">g.tip_amount desc</text:span></text:p>
            <text:p text:style-name="P13"><text:span text:style-name="T10">limit 1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9:36:59.770443281</meta:creation-date>
    <dc:date>2025-02-07T22:32:59.289116329</dc:date>
    <meta:editing-duration>PT17H13M41S</meta:editing-duration>
    <meta:editing-cycles>28</meta:editing-cycles>
    <meta:generator>LibreOffice/24.2.7.2$Linux_X86_64 LibreOffice_project/420$Build-2</meta:generator>
    <meta:document-statistic meta:object-count="72"/>
  </office:meta>
</office:document-meta>
</file>